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55000000550563EC9F3CF3F2814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19cebd" officeooo:paragraph-rsid="001a398f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19cebd" officeooo:paragraph-rsid="001a398f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19cebd" officeooo:paragraph-rsid="001a398f" style:font-size-asian="8.75pt" style:font-weight-asian="bold" style:font-size-complex="10pt" style:font-weight-complex="bold"/>
    </style:style>
    <style:style style:name="P4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19cebd" officeooo:paragraph-rsid="001a398f" style:font-size-asian="8.75pt" style:font-weight-asian="bold" style:font-size-complex="1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TRODUCTION TO JAVA</text:p>
      <text:p text:style-name="P1">LECTURE 1 : FLOWCHARTS</text:p>
      <text:p text:style-name="P1"/>
      <text:p text:style-name="P3">Valid Triangle</text:p>
      <text:p text:style-name="Hanging_20_indent">You are given 3 numbers. Each number represents the length of a line. You need to figure out whether these lines can form a valid triangle.</text:p>
      <text:p text:style-name="Hanging_20_indent">If a valid triangle can be formed, print "Yes", otherwise print "No".</text:p>
      <text:p text:style-name="Hanging_20_indent">Draw a flowchart for this process</text:p>
      <text:p text:style-name="Hanging_20_indent">A triangle is a valid triangle, If and only If, the sum of any two sides of a triangle is greater than the third side. For Example, let A, B and C are three sides of a triangle. Then, A + B &gt; C, B + C &gt; A and C + A &gt; B</text:p>
      <text:p text:style-name="P3">Note : You don't need to submit the problem. Just attempt in your notebook and ask doubts if you need help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skillforlife" xlink:href="Pictures/100000010000055000000550563EC9F3CF3F2814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fo:font-size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skillforlife" draw:opacity="30%" draw:fill-image-width="15cm" draw:fill-image-height="15cm" style:repeat="no-repeat" draw:fill-image-ref-point-x="0%" draw:fill-image-ref-point-y="0%" draw:fill-image-ref-point="center" style:footnote-max-height="0cm" loext:margin-gutter="0cm">
        <style:background-image xlink:href="Pictures/100000010000055000000550563EC9F3CF3F2814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fill="bitmap" draw:background-size="full" draw:fill-image-name="skillforlife" draw:opacity="30%" draw:fill-image-width="15cm" draw:fill-image-height="15cm" style:repeat="no-repeat" draw:fill-image-ref-point-x="0%" draw:fill-image-ref-point-y="0%" draw:fill-image-ref-point="center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5T14:11:41.677303405</meta:creation-date>
    <dc:title>Coding Ninjas Logo A4 Sheet</dc:title>
    <meta:editing-duration>PT1M16S</meta:editing-duration>
    <meta:editing-cycles>2</meta:editing-cycles>
    <meta:generator>LibreOffice/7.3.7.2$Linux_X86_64 LibreOffice_project/30$Build-2</meta:generator>
    <dc:date>2023-01-05T14:12:56.970960648</dc:date>
    <meta:document-statistic meta:table-count="0" meta:image-count="0" meta:object-count="0" meta:page-count="1" meta:paragraph-count="8" meta:word-count="129" meta:character-count="622" meta:non-whitespace-character-count="501"/>
    <meta:template xlink:type="simple" xlink:actuate="onRequest" xlink:title="Coding Ninjas Logo A4 Sheet" xlink:href="../../../../../../../../../Templates/Coding%20Ninjas%20Logo%20A4%20Sheet.ott" meta:date="2023-01-05T14:11:40.598184031"/>
  </office:meta>
</office:document-meta>
</file>